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0be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0bef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0bef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0be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لَ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"قْرَأْ بِاسْمِ رَبِّــكَ </text:span><text:span text:style-name="T5">۰ﻟ﮲</text:span><text:span text:style-name="T2"> خَلَقَؐ </text:span><text:span text:style-name="T3">(1)</text:span><text:span text:style-name="T2"> خَلَقَ </text:span><text:span text:style-name="T5">۰</text:span><text:span text:style-name="T2">لِانسَـٰنَ مِنْ عَلَقٖؐ </text:span><text:span text:style-name="T3">(2)</text:span><text:span text:style-name="T2"> 'قْرَأْ وَرَبُّــكَ </text:span><text:span text:style-name="T5">۰</text:span><text:span text:style-name="T2">لاَكْرَمُ </text:span><text:span text:style-name="T3">(3)</text:span><text:span text:style-name="T2"> </text:span><text:span text:style-name="T5">۴ﻟ﮲</text:span><text:span text:style-name="T2"> عَلَّمَ بِالْقَلَمِ </text:span><text:span text:style-name="T3">(4)</text:span><text:span text:style-name="T2"> عَلَّمَ </text:span><text:span text:style-name="T5">۰</text:span><text:span text:style-name="T2">لِانسَـٰــنَ مَا لَمْ يَعْلَمْؐ </text:span><text:span text:style-name="T3">(5)</text:span><text:span text:style-name="T2"> كَلٓاَّ إِنَّ </text:span><text:span text:style-name="T5">۰</text:span><text:span text:style-name="T2">لِانسَـٰنَ لَيَطْغۭيٰٓ </text:span><text:span text:style-name="T3">(6)</text:span><text:span text:style-name="T2"> أَن رّۭءۭاهُ èسْتَغْنۭيٰٓؐ </text:span><text:span text:style-name="T3">(7)</text:span><text:span text:style-name="T2"> إِنَّ إِلَيٰ رَبِّــكَ </text:span><text:span text:style-name="T5">۰</text:span><text:span text:style-name="T2">لرُّجْعۭيٰٓؐ </text:span><text:span text:style-name="T3">(8)</text:span><text:span text:style-name="T2"> أَرَ×يْتَ </text:span><text:span text:style-name="T5">۰ﻟ﮲</text:span><text:span text:style-name="T2"> يَنْهۭـيٰ </text:span><text:span text:style-name="T3">(9)</text:span><text:span text:style-name="T2"> عَبْداٗ اِذَا صَلّۭيٰٓؐ</text:span></text:p>
      <text:p text:style-name="P3" loext:marker-style-name="T2"/>
      <text:p text:style-name="P4" loext:marker-style-name="T2"><text:span text:style-name="T2">60</text:span></text:p>
      <text:p text:style-name="P2" loext:marker-style-name="T2"><text:span text:style-name="T3">(10)</text:span><text:span text:style-name="T2"> أَرَ×يْتَ إِن كَانَ عَلَــي </text:span><text:span text:style-name="T5">۰</text:span><text:span text:style-name="T2">لْهُدۭيٰٓ </text:span><text:span text:style-name="T3">(11)</text:span><text:span text:style-name="T2"> أَوَ اَمَرَ بِالتَّقْوۭيٰٓؐ </text:span><text:span text:style-name="T3">(12)</text:span><text:span text:style-name="T2"> أَرَ×يْتَ إِن كَذَّبَ وَتَوَلّۭيٰٓ </text:span><text:span text:style-name="T3">(13)</text:span><text:span text:style-name="T2"> أَلَمْ يَعْلَم بِأَنننَّ </text:span><text:span text:style-name="T5">۰</text:span><text:span text:style-name="T2">للَّهَ يَرۭيٰؐ </text:span><text:span text:style-name="T3">(14)</text:span><text:span text:style-name="T2"> كَلاَّ لَـئِــن لَّمْ يَنتَهِ </text:span><text:span text:style-name="T3">(15)</text:span><text:span text:style-name="T2"> لَنَسْفَعاَۢ بِالنَّاصِيَةِ </text:span><text:span text:style-name="T3">(16)</text:span><text:span text:style-name="T2"> نَاصِيَةٍ كَـٰذِبَةٖ خَاطِيؕةٍؐ </text:span><text:span text:style-name="T3">(17)</text:span><text:span text:style-name="T2"> فَلْيَدْعُ نَادِيَهُ„ </text:span><text:span text:style-name="T3">(18)</text:span><text:span text:style-name="T2"> سَنَدْعُ </text:span><text:span text:style-name="T5">۴</text:span><text:span text:style-name="T2">لزَّبَانِيَةَؐ </text:span><text:span text:style-name="T3">(19)</text:span><text:span text:style-name="T2"> كَلاَّ لاَ تُطِعْهُ وَاسْجُدْ وَاقْتَرۣبِ </text:span><text:span text:style-name="T3">(2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58.964648549</meta:creation-date>
    <dc:date>2025-03-03T14:44:14.331442215</dc:date>
    <meta:editing-duration>PT18S</meta:editing-duration>
    <meta:editing-cycles>1</meta:editing-cycles>
    <meta:document-statistic meta:table-count="0" meta:image-count="0" meta:object-count="0" meta:page-count="2" meta:paragraph-count="4" meta:word-count="99" meta:character-count="503" meta:non-whitespace-character-count="407"/>
    <meta:generator>LibreOffice/24.8.2.1$Linux_X86_64 LibreOffice_project/0f794b6e29741098670a3b95d60478a65d05ef13</meta:generator>
  </office:meta>
</office:document-meta>
</file>